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start="Arrowheads_20_1" draw:textarea-horizontal-align="center" draw:textarea-vertical-align="middle"/>
    </style:style>
    <style:style style:name="gr3" style:family="graphic">
      <style:graphic-properties draw:marker-start="" draw:marker-end="Arrowheads_20_1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2323dc"/>
    </style:style>
    <style:style style:name="T2" style:family="text">
      <style:text-properties fo:color="#008000"/>
    </style:style>
    <style:style style:name="T3" style:family="text">
      <style:text-properties fo:color="#ff0000"/>
    </style:style>
    <style:style style:name="T4" style:family="text">
      <style:text-properties fo:color="#94006b"/>
    </style:style>
    <style:style style:name="T5" style:family="text">
      <style:text-properties fo:color="#355e00"/>
    </style:style>
    <style:style style:name="T6" style:family="text">
      <style:text-properties fo:color="#cc6633"/>
    </style:style>
    <style:style style:name="T7" style:family="text">
      <style:text-properties fo:color="#0099ff"/>
    </style:style>
    <style:style style:name="T8" style:family="text">
      <style:text-properties fo:color="#0047ff"/>
    </style:style>
    <style:style style:name="T9" style:family="text">
      <style:text-properties fo:color="#00ae00"/>
    </style:style>
    <style:style style:name="T10" style:family="text">
      <style:text-properties fo:color="#99284c"/>
    </style:style>
    <style:style style:name="T11" style:family="text">
      <style:text-properties fo:color="#ff66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7.18mm" svg:y1="20.19mm" svg:x2="7.18mm" svg:y2="24.97mm">
            <text:p/>
          </draw:line>
          <draw:line draw:z-index="1" draw:style-name="gr1" draw:text-style-name="P1" svg:x1="12.05mm" svg:y1="24.97mm" svg:x2="7.2mm" svg:y2="24.97mm">
            <text:p/>
          </draw:line>
          <draw:line draw:z-index="2" draw:style-name="gr1" draw:text-style-name="P1" svg:x1="12.05mm" svg:y1="20.19mm" svg:x2="12.05mm" svg:y2="24.97mm">
            <text:p/>
          </draw:line>
          <draw:line draw:z-index="3" draw:style-name="gr1" draw:text-style-name="P1" svg:x1="31.44mm" svg:y1="20.19mm" svg:x2="12.08mm" svg:y2="20.19mm">
            <text:p/>
          </draw:line>
          <draw:line draw:z-index="4" draw:style-name="gr1" draw:text-style-name="P1" svg:x1="31.61mm" svg:y1="24.7mm" svg:x2="31.61mm" svg:y2="20.19mm">
            <text:p/>
          </draw:line>
          <draw:line draw:z-index="5" draw:style-name="gr2" draw:text-style-name="P1" svg:x1="16.94mm" svg:y1="24.97mm" svg:x2="31.52mm" svg:y2="24.97mm">
            <text:p/>
          </draw:line>
          <draw:line draw:z-index="6" draw:style-name="gr1" draw:text-style-name="P1" svg:x1="16.29mm" svg:y1="47.55mm" svg:x2="7.14mm" svg:y2="47.54mm">
            <text:p/>
          </draw:line>
          <draw:line draw:z-index="7" draw:style-name="gr1" draw:text-style-name="P1" svg:x1="16.63mm" svg:y1="42.76mm" svg:x2="16.63mm" svg:y2="47.54mm">
            <text:p/>
          </draw:line>
          <draw:line draw:z-index="8" draw:style-name="gr1" draw:text-style-name="P1" svg:x1="31.38mm" svg:y1="42.76mm" svg:x2="16.29mm" svg:y2="42.76mm">
            <text:p/>
          </draw:line>
          <draw:line draw:z-index="9" draw:style-name="gr1" draw:text-style-name="P1" svg:x1="7.18mm" svg:y1="42.8mm" svg:x2="7.18mm" svg:y2="47.58mm">
            <text:p/>
          </draw:line>
          <draw:line draw:z-index="10" draw:style-name="gr1" draw:text-style-name="P1" svg:x1="31.57mm" svg:y1="42.8mm" svg:x2="31.57mm" svg:y2="47.58mm">
            <text:p/>
          </draw:line>
          <draw:line draw:z-index="11" draw:style-name="gr3" draw:text-style-name="P1" svg:x1="31.44mm" svg:y1="47.28mm" svg:x2="21.48mm" svg:y2="47.18mm">
            <text:p/>
          </draw:line>
          <draw:line draw:z-index="12" draw:style-name="gr1" draw:text-style-name="P1" svg:x1="12.43mm" svg:y1="42.68mm" svg:x2="7.15mm" svg:y2="42.76mm">
            <text:p/>
          </draw:line>
          <draw:line draw:z-index="13" draw:style-name="gr1" draw:text-style-name="P1" svg:x1="70.35mm" svg:y1="20.52mm" svg:x2="70.35mm" svg:y2="25.3mm">
            <text:p/>
          </draw:line>
          <draw:line draw:z-index="14" draw:style-name="gr1" draw:text-style-name="P1" svg:x1="75.03mm" svg:y1="20.52mm" svg:x2="75.03mm" svg:y2="25.3mm">
            <text:p/>
          </draw:line>
          <draw:line draw:z-index="15" draw:style-name="gr1" draw:text-style-name="P1" svg:x1="80.03mm" svg:y1="20.52mm" svg:x2="80.03mm" svg:y2="25.3mm">
            <text:p/>
          </draw:line>
          <draw:line draw:z-index="16" draw:style-name="gr1" draw:text-style-name="P1" svg:x1="75.14mm" svg:y1="24.74mm" svg:x2="70.29mm" svg:y2="24.74mm">
            <text:p/>
          </draw:line>
          <draw:line draw:z-index="17" draw:style-name="gr1" draw:text-style-name="P1" svg:x1="80.01mm" svg:y1="20.15mm" svg:x2="75.16mm" svg:y2="20.15mm">
            <text:p/>
          </draw:line>
          <draw:line draw:z-index="18" draw:style-name="gr2" draw:text-style-name="P1" svg:x1="84.32mm" svg:y1="20.45mm" svg:x2="94.89mm" svg:y2="20.16mm">
            <text:p/>
          </draw:line>
          <draw:line draw:z-index="19" draw:style-name="gr1" draw:text-style-name="P1" svg:x1="94.6mm" svg:y1="20.31mm" svg:x2="94.6mm" svg:y2="25.09mm">
            <text:p/>
          </draw:line>
          <draw:line draw:z-index="20" draw:style-name="gr1" draw:text-style-name="P1" svg:x1="94.89mm" svg:y1="24.7mm" svg:x2="80.28mm" svg:y2="24.74mm">
            <text:p/>
          </draw:line>
          <draw:line draw:z-index="21" draw:style-name="gr1" draw:text-style-name="P1" svg:x1="75.42mm" svg:y1="42.8mm" svg:x2="70.14mm" svg:y2="42.88mm">
            <text:p/>
          </draw:line>
          <draw:line draw:z-index="22" draw:style-name="gr1" draw:text-style-name="P1" svg:x1="70.43mm" svg:y1="42.8mm" svg:x2="70.43mm" svg:y2="47.58mm">
            <text:p/>
          </draw:line>
          <draw:line draw:z-index="23" draw:style-name="gr1" draw:text-style-name="P1" svg:x1="79.59mm" svg:y1="47.34mm" svg:x2="70.44mm" svg:y2="47.33mm">
            <text:p/>
          </draw:line>
          <draw:line draw:z-index="24" draw:style-name="gr1" draw:text-style-name="P1" svg:x1="80.02mm" svg:y1="42.98mm" svg:x2="80.02mm" svg:y2="47.76mm">
            <text:p/>
          </draw:line>
          <draw:line draw:z-index="25" draw:style-name="gr1" draw:text-style-name="P1" svg:x1="85mm" svg:y1="42.61mm" svg:x2="80.15mm" svg:y2="42.61mm">
            <text:p/>
          </draw:line>
          <draw:line draw:z-index="26" draw:style-name="gr1" draw:text-style-name="P1" svg:x1="84.92mm" svg:y1="42.46mm" svg:x2="84.92mm" svg:y2="47.24mm">
            <text:p/>
          </draw:line>
          <draw:line draw:z-index="27" draw:style-name="gr1" draw:text-style-name="P1" svg:x1="94.89mm" svg:y1="47.01mm" svg:x2="84.93mm" svg:y2="47.21mm">
            <text:p/>
          </draw:line>
          <draw:line draw:z-index="28" draw:style-name="gr1" draw:text-style-name="P1" svg:x1="94.32mm" svg:y1="42.85mm" svg:x2="94.32mm" svg:y2="47.63mm">
            <text:p/>
          </draw:line>
          <draw:line draw:z-index="29" draw:style-name="gr2" draw:text-style-name="P1" svg:x1="90.01mm" svg:y1="42.88mm" svg:x2="94.61mm" svg:y2="42.5mm">
            <text:p/>
          </draw:line>
          <draw:line draw:z-index="30" draw:style-name="gr1" draw:text-style-name="P1" svg:x1="133.51mm" svg:y1="20.25mm" svg:x2="133.51mm" svg:y2="25.03mm">
            <text:p/>
          </draw:line>
          <draw:line draw:z-index="31" draw:style-name="gr1" draw:text-style-name="P1" svg:x1="138.44mm" svg:y1="20.25mm" svg:x2="138.44mm" svg:y2="25.03mm">
            <text:p/>
          </draw:line>
          <draw:line draw:z-index="32" draw:style-name="gr1" draw:text-style-name="P1" svg:x1="142.94mm" svg:y1="20.24mm" svg:x2="142.94mm" svg:y2="25.02mm">
            <text:p/>
          </draw:line>
          <draw:line draw:z-index="33" draw:style-name="gr1" draw:text-style-name="P1" svg:x1="147.87mm" svg:y1="20.22mm" svg:x2="147.87mm" svg:y2="25mm">
            <text:p/>
          </draw:line>
          <draw:line draw:z-index="34" draw:style-name="gr1" draw:text-style-name="P1" svg:x1="138.51mm" svg:y1="24.6mm" svg:x2="133.66mm" svg:y2="24.6mm">
            <text:p/>
          </draw:line>
          <draw:line draw:z-index="35" draw:style-name="gr1" draw:text-style-name="P1" svg:x1="143.16mm" svg:y1="19.95mm" svg:x2="138.31mm" svg:y2="19.95mm">
            <text:p/>
          </draw:line>
          <draw:line draw:z-index="36" draw:style-name="gr1" draw:text-style-name="P1" svg:x1="147.8mm" svg:y1="24.81mm" svg:x2="142.95mm" svg:y2="24.81mm">
            <text:p/>
          </draw:line>
          <draw:line draw:z-index="37" draw:style-name="gr1" draw:text-style-name="P1" svg:x1="157.77mm" svg:y1="20.19mm" svg:x2="147.88mm" svg:y2="19.98mm">
            <text:p/>
          </draw:line>
          <draw:line draw:z-index="38" draw:style-name="gr1" draw:text-style-name="P1" svg:x1="157.66mm" svg:y1="19.88mm" svg:x2="157.66mm" svg:y2="24.66mm">
            <text:p/>
          </draw:line>
          <draw:line draw:z-index="39" draw:style-name="gr2" draw:text-style-name="P1" svg:x1="153.02mm" svg:y1="25.12mm" svg:x2="157.62mm" svg:y2="24.74mm">
            <text:p/>
          </draw:line>
          <draw:line draw:z-index="40" draw:style-name="gr1" draw:text-style-name="P1" svg:x1="138.43mm" svg:y1="42.82mm" svg:x2="133.15mm" svg:y2="42.9mm">
            <text:p/>
          </draw:line>
          <draw:line draw:z-index="41" draw:style-name="gr1" draw:text-style-name="P1" svg:x1="133.73mm" svg:y1="42.82mm" svg:x2="133.73mm" svg:y2="47.6mm">
            <text:p/>
          </draw:line>
          <draw:line draw:z-index="42" draw:style-name="gr1" draw:text-style-name="P1" svg:x1="143.07mm" svg:y1="47.34mm" svg:x2="133.92mm" svg:y2="47.33mm">
            <text:p/>
          </draw:line>
          <draw:line draw:z-index="43" draw:style-name="gr1" draw:text-style-name="P1" svg:x1="143.45mm" svg:y1="42.53mm" svg:x2="143.45mm" svg:y2="47.31mm">
            <text:p/>
          </draw:line>
          <draw:line draw:z-index="44" draw:style-name="gr1" draw:text-style-name="P1" svg:x1="148.09mm" svg:y1="42.8mm" svg:x2="148.09mm" svg:y2="47.58mm">
            <text:p/>
          </draw:line>
          <draw:line draw:z-index="45" draw:style-name="gr1" draw:text-style-name="P1" svg:x1="152.73mm" svg:y1="42.8mm" svg:x2="152.73mm" svg:y2="47.58mm">
            <text:p/>
          </draw:line>
          <draw:line draw:z-index="46" draw:style-name="gr3" draw:text-style-name="P1" svg:x1="157.77mm" svg:y1="42.64mm" svg:x2="157.77mm" svg:y2="47.42mm">
            <text:p/>
          </draw:line>
          <draw:line draw:z-index="47" draw:style-name="gr1" draw:text-style-name="P1" svg:x1="148.27mm" svg:y1="42.46mm" svg:x2="142.99mm" svg:y2="42.54mm">
            <text:p/>
          </draw:line>
          <draw:line draw:z-index="48" draw:style-name="gr1" draw:text-style-name="P1" svg:x1="153.22mm" svg:y1="47.19mm" svg:x2="147.94mm" svg:y2="47.27mm">
            <text:p/>
          </draw:line>
          <draw:line draw:z-index="49" draw:style-name="gr1" draw:text-style-name="P1" svg:x1="157.86mm" svg:y1="42.58mm" svg:x2="152.58mm" svg:y2="42.66mm">
            <text:p/>
          </draw:line>
          <draw:line draw:z-index="50" draw:style-name="gr1" draw:text-style-name="P1" svg:x1="80.32mm" svg:y1="74.38mm" svg:x2="70.01mm" svg:y2="74.45mm">
            <text:p/>
          </draw:line>
          <draw:line draw:z-index="51" draw:style-name="gr1" draw:text-style-name="P1" svg:x1="70.48mm" svg:y1="74.35mm" svg:x2="70.48mm" svg:y2="79.13mm">
            <text:p/>
          </draw:line>
          <draw:line draw:z-index="52" draw:style-name="gr4" draw:text-style-name="P1" svg:x1="85.17mm" svg:y1="78.89mm" svg:x2="70.49mm" svg:y2="78.9mm">
            <text:p text:style-name="P1"><text:s/></text:p>
          </draw:line>
          <draw:line draw:z-index="53" draw:style-name="gr1" draw:text-style-name="P1" svg:x1="85.03mm" svg:y1="74.16mm" svg:x2="85.03mm" svg:y2="78.94mm">
            <text:p/>
          </draw:line>
          <draw:line draw:z-index="54" draw:style-name="gr1" draw:text-style-name="P1" svg:x1="89.9mm" svg:y1="74.16mm" svg:x2="89.9mm" svg:y2="78.94mm">
            <text:p/>
          </draw:line>
          <draw:line draw:z-index="55" draw:style-name="gr5" draw:text-style-name="P1" svg:x1="94.74mm" svg:y1="74.16mm" svg:x2="94.74mm" svg:y2="78.94mm">
            <text:p/>
          </draw:line>
          <draw:line draw:z-index="56" draw:style-name="gr1" draw:text-style-name="P1" svg:x1="90.02mm" svg:y1="74.16mm" svg:x2="84.74mm" svg:y2="74.24mm">
            <text:p/>
          </draw:line>
          <draw:line draw:z-index="57" draw:style-name="gr1" draw:text-style-name="P1" svg:x1="95.02mm" svg:y1="78.7mm" svg:x2="89.74mm" svg:y2="78.78mm">
            <text:p/>
          </draw:line>
        </table:shapes>
        <table:table-column table:style-name="co1" table:default-cell-style-name="ce2"/>
        <table:table-column table:style-name="co1" table:number-columns-repeated="75" table:default-cell-style-name="ce1"/>
        <table:table-column table:style-name="co1" table:number-columns-repeated="2" table:default-cell-style-name="Default"/>
        <table:table-column table:style-name="co1" table:number-columns-repeated="23" table:default-cell-style-name="ce1"/>
        <table:table-column table:style-name="co2" table:number-columns-repeated="31" table:default-cell-style-name="ce1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und alles nochmal mit getauschten Texten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<text:s/>und alles nochmal mit invertierten Texten (von hinten beginnend)</text:p>
          </table:table-cell>
          <table:table-cell table:number-columns-repeated="14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2"/>
          <table:table-cell table:style-name="ce1" table:number-columns-repeated="2"/>
          <table:table-cell table:number-columns-repeated="6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42"/>
          <table:table-cell table:style-name="ce1" table:number-columns-repeated="2"/>
          <table:table-cell table:number-columns-repeated="63"/>
        </table:table-row>
        <table:table-row table:style-name="ro1" table:number-rows-repeated="2">
          <table:table-cell table:number-columns-repeated="76"/>
          <table:table-cell table:style-name="ce1" table:number-columns-repeated="2"/>
          <table:table-cell table:number-columns-repeated="6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101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table:style-name="Default" table:number-columns-repeated="39"/>
          <table:table-cell table:number-columns-repeated="101"/>
        </table:table-row>
        <table:table-row table:style-name="ro1">
          <table:table-cell table:number-columns-repeated="132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2"/>
          <table:table-cell office:value-type="string" calcext:value-type="string">
            <text:p>1 Wechsel</text:p>
          </table:table-cell>
          <table:table-cell table:number-columns-repeated="13"/>
          <table:table-cell office:value-type="string" calcext:value-type="string">
            <text:p>2 Wechsel</text:p>
          </table:table-cell>
          <table:table-cell table:number-columns-repeated="13"/>
          <table:table-cell office:value-type="string" calcext:value-type="string">
            <text:p>3 Wechsel</text:p>
          </table:table-cell>
          <table:table-cell table:number-columns-repeated="110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7"/>
          <table:table-cell office:value-type="string" calcext:value-type="string">
            <text:p>schieben bis letzter Wechsel vorletzte Stelle erreicht</text:p>
          </table:table-cell>
          <table:table-cell table:number-columns-repeated="123"/>
        </table:table-row>
        <table:table-row table:style-name="ro1" table:number-rows-repeated="2">
          <table:table-cell table:number-columns-repeated="14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114"/>
        </table:table-row>
        <table:table-row table:style-name="ro1">
          <table:table-cell table:number-columns-repeated="10"/>
          <table:table-cell office:value-type="string" calcext:value-type="string">
            <text:p>Ix … Index of identical text</text:p>
          </table:table-cell>
          <table:table-cell table:number-columns-repeated="130"/>
        </table:table-row>
        <table:table-row table:style-name="ro1">
          <table:table-cell table:number-columns-repeated="6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wp</text:p>
          </table:table-cell>
          <table:table-cell/>
          <table:table-cell office:value-type="string" calcext:value-type="string">
            <text:p>aw</text:p>
          </table:table-cell>
          <table:table-cell table:number-columns-repeated="2"/>
          <table:table-cell table:style-name="ce2" office:value-type="string" calcext:value-type="string">
            <text:p>Ix = (aw + wp) * 2 + (wp%2)</text:p>
          </table:table-cell>
          <table:table-cell table:style-name="ce2"/>
          <table:table-cell table:number-columns-repeated="120"/>
        </table:table-row>
        <table:table-row table:style-name="ro1">
          <table:table-cell office:value-type="string" calcext:value-type="string">
            <text:p>aqrbcdefghijklmnopÜÖÄüöäzyxwvuts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22]*2+[.O22]*2+MOD ([.O22];2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uvwxyzäöüÄÖÜponmlkjihgfed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23]*2+[.O23]*2+MOD ([.O23];2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a<text:span text:style-name="T1">qrbcstdefghijklmnopÜÖÄüöäzyxwvu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24]*2+[.O24]*2+MOD ([.O24];2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p * 2 + 1 <text:s/>Beginn identical text aus t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<text:span text:style-name="T2">qrbcstdeuvwxyzäöüÄÖÜponmlkjihgf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25]*2+[.O25]*2+MOD ([.O25];2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<text:span text:style-name="T3">qrbcstdeuvfghijklmnopÜÖÄüöäzyxw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26]*2+[.O26]*2+MOD ([.O26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ann identical text um je 4 kürzen am Beginn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yzäöüÄÖÜponmlkjih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27]*2+[.O27]*2+MOD ([.O27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ach aw durchlauf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hijklmnopÜÖÄüöäzy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28]*2+[.O28]*2+MOD ([.O28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äöüÄÖÜponmlkj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29]*2+[.O29]*2+MOD ([.O29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jklmnopÜÖÄüöä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30]*2+[.O30]*2+MOD ([.O30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1"/>
          <table:table-cell table:style-name="Default" table:number-columns-repeated="5"/>
          <table:table-cell table:number-columns-repeated="32"/>
        </table:table-row>
        <table:table-row table:style-name="ro1">
          <table:table-cell office:value-type="string" calcext:value-type="string">
            <text:p>aqrbcstdeuvfgwxhiyzjkäöüÄÖÜponml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31]*2+[.O31]*2+MOD ([.O31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Ix mit dict langsamer als deque o (1)</text:p>
          </table:table-cell>
          <table:table-cell table:number-columns-repeated="52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qrbcstdeuvfgwxhiyzjkäölmnopÜÖÄü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32]*2+[.O32]*2+MOD ([.O32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eque 0 index 10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hiyzjkäölmüÄÖÜpon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33]*2+[.O33]*2+MOD ([.O33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jkäölmüÄnopÜÖ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formula="of:=[.Q34]*2+[.O34]*2+MOD ([.O34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a qrbcstdeuvfgwxhiyzjkäölmüÄnoÖÜp</text:p>
          </table:table-cell>
          <table:table-cell table:style-name="ce8" table:number-columns-repeated="1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Default"/>
          <table:table-cell/>
          <table:table-cell table:formula="of:=[.Q35]*2+[.O35]*2+MOD ([.O35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rscdefghijklmnopÜÖÄüöäzyxwvut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36]*2+[.O36]*2+MOD ([.O36];2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baqrscdtuvwxyzäöüÄÖÜponmlkjihgf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37]*2+[.O37]*2+MOD ([.O37];2)"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<text:span text:style-name="T4">rscdtuefghijklmnopÜÖÄüöäzyxwv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38]*2+[.O38]*2+MOD ([.O38];2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5">rscdtuefvwxyzäöüÄÖÜponmlkjihg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39]*2+[.O39]*2+MOD ([.O39];2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6">rscdtuefvwghijklmnopÜÖÄüöäzyx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40]*2+[.O40]*2+MOD ([.O40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zäöüÄÖÜponmlkji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41]*2+[.O41]*2+MOD ([.O41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ijklmnopÜÖÄüöäz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42]*2+[.O42]*2+MOD ([.O42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baqrscdtuefvwghxyijzäöüÄÖÜponmlk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43]*2+[.O43]*2+MOD ([.O43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7">rscdtuefvwghxyijzäklmnopÜÖÄüö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44]*2+[.O44]*2+MOD ([.O44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ijzäklöüÄÖÜponm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45]*2+[.O45]*2+MOD ([.O45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rscdtuefvwghxyijzäklöümnopÜÖÄ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46]*2+[.O46]*2+MOD ([.O46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baqrscdtuefvwghxyijzäklöümnÄÖÜp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47]*2+[.O47]*2+MOD ([.O47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 rscdtuefvwghxyijzäklöümnÄÖopÜ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formula="of:=[.Q48]*2+[.O48]*2+MOD ([.O48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table:style-name="ce6" office:value-type="string" calcext:value-type="string">
            <text:p>cbaqr<text:span text:style-name="T8">stdefghijklmnopÜÖÄüöäzyxwvu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49]*2+[.O49]*2+MOD ([.O49];2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ike 5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<text:span text:style-name="T9">stdeuvwxyzäöüÄÖÜponmlkjihgf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50]*2+[.O50]*2+MOD ([.O50];2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ike 7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<text:span text:style-name="T3">stdeuvfghijklmnopÜÖÄüöäzyxw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51]*2+[.O51]*2+MOD ([.O51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Like 9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stdeuvfgwxyzäöüÄÖÜponmlkjih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52]*2+[.O52]*2+MOD ([.O52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jklmnopÜÖÄüöäzy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53]*2+[.O53]*2+MOD ([.O53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äöüÄÖÜponmlkj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54]*2+[.O54]*2+MOD ([.O54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cbaqrstdeuvfgwxhiyzjklmnopÜÖÄüöä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55]*2+[.O55]*2+MOD ([.O55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üÄÖÜponml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56]*2+[.O56]*2+MOD ([.O56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lmnopÜÖÄü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57]*2+[.O57]*2+MOD ([.O57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lmüÄÖÜpon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58]*2+[.O58]*2+MOD ([.O58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cbaqrstdeuvfgwxhiyzjkäölmüÄnopÜÖ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59]*2+[.O59]*2+MOD ([.O59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 stdeuvfgwxhiyzjkäölmüÄnoÖÜp</text:p>
          </table:table-cell>
          <table:table-cell/>
          <table:table-cell table:style-name="ce8" table:number-columns-repeated="11"/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60]*2+[.O60]*2+MOD ([.O60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10">tuefghijklmnopÜÖÄüöäzyxwv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61]*2+[.O61]*2+MOD ([.O61];2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5">tuefvwxyzäöüÄÖÜponmlkjihg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62]*2+[.O62]*2+MOD ([.O62];2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11">tuefvwghijklmnopÜÖÄüöäzyx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63]*2+[.O63]*2+MOD ([.O63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1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dcbaqrstuefvwghxyzäöüÄÖÜponmlkji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64]*2+[.O64]*2+MOD ([.O64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dcbaqrstuefvwghxyijklmnopÜÖÄüöäz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65]*2+[.O65]*2+MOD ([.O65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dcbaqrstuefvwghxyijzäöüÄÖÜponmlk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66]*2+[.O66]*2+MOD ([.O66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7">tuefvwghxyijzäklmnopÜÖÄüö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67]*2+[.O67]*2+MOD ([.O67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2"/>
          <table:table-cell table:style-name="ce3" table:number-columns-repeated="2"/>
          <table:table-cell table:number-columns-repeated="64"/>
        </table:table-row>
        <table:table-row table:style-name="ro1">
          <table:table-cell office:value-type="string" calcext:value-type="string">
            <text:p>dcbaqrstuefvwghxyijzäklöüÄÖÜponm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68]*2+[.O68]*2+MOD ([.O68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5"/>
          <table:table-cell table:style-name="ce3" table:number-columns-repeated="3"/>
          <table:table-cell table:number-columns-repeated="6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dcbaqrstuefvwghxyijzäklöümnopÜÖÄ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69]*2+[.O69]*2+MOD ([.O69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4"/>
          <table:table-cell table:style-name="ce3" table:number-columns-repeated="4"/>
          <table:table-cell/>
          <table:table-cell table:style-name="ce3" table:number-columns-repeated="3"/>
          <table:table-cell table:number-columns-repeated="11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dcbaqrstuefvwghxyijzäklöümnÄÖÜpo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70]*2+[.O70]*2+MOD ([.O70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2"/>
          <table:table-cell table:style-name="ce3" table:number-columns-repeated="3"/>
          <table:table-cell table:number-columns-repeated="3"/>
          <table:table-cell table:style-name="ce3" table:number-columns-repeated="4"/>
          <table:table-cell table:number-columns-repeated="66"/>
        </table:table-row>
        <table:table-row table:style-name="ro1">
          <table:table-cell office:value-type="string" calcext:value-type="string">
            <text:p>dcbaqrs tuefvwghxyijzäklöümnÄÖopÜ</text:p>
          </table:table-cell>
          <table:table-cell table:number-columns-repeated="2"/>
          <table:table-cell table:style-name="ce9" table:number-columns-repeated="10"/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71]*2+[.O71]*2+MOD ([.O71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<text:span text:style-name="T3">uvfghijklmnopÜÖÄüöäzyxw</text:span>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72]*2+[.O72]*2+MOD ([.O72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"/>
          <table:table-cell table:number-columns-repeated="14"/>
          <table:table-cell table:style-name="Default"/>
          <table:table-cell table:number-columns-repeated="71"/>
        </table:table-row>
        <table:table-row table:style-name="ro1">
          <table:table-cell office:value-type="string" calcext:value-type="string">
            <text:p>edcbaqrstuvfgwxyzäöüÄÖÜponmlkjih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73]*2+[.O73]*2+MOD ([.O73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jklmnopÜÖÄüöäzy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74]*2+[.O74]*2+MOD ([.O74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4"/>
          <table:table-cell table:style-name="ce4"/>
          <table:table-cell table:style-name="ce3"/>
          <table:table-cell table:number-columns-repeated="62"/>
        </table:table-row>
        <table:table-row table:style-name="ro1">
          <table:table-cell office:value-type="string" calcext:value-type="string">
            <text:p>edcbaqrstuvfgwxhiyzäöüÄÖÜponmlkj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75]*2+[.O75]*2+MOD ([.O75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lmnopÜÖÄüöä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76]*2+[.O76]*2+MOD ([.O76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üÄÖÜponml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77]*2+[.O77]*2+MOD ([.O77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nopÜÖÄü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78]*2+[.O78]*2+MOD ([.O78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üÄÖÜpon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79]*2+[.O79]*2+MOD ([.O79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üÄnopÜÖ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80]*2+[.O80]*2+MOD ([.O80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 uvfgwxhiyzjkäölmüÄnoÖÜp</text:p>
          </table:table-cell>
          <table:table-cell table:number-columns-repeated="2"/>
          <table:table-cell table:style-name="ce8" table:number-columns-repeated="10"/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81]*2+[.O81]*2+MOD ([.O81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ike 27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fedcbaqrstuvwghijklmnopÜÖÄüöäzyx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82]*2+[.O82]*2+MOD ([.O82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zäöüÄÖÜponmlkji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83]*2+[.O83]*2+MOD ([.O83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klmnopÜÖÄüöäz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84]*2+[.O84]*2+MOD ([.O84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table:style-name="ce2"/>
          <table:table-cell table:number-columns-repeated="94"/>
        </table:table-row>
        <table:table-row table:style-name="ro1">
          <table:table-cell office:value-type="string" calcext:value-type="string">
            <text:p>fedcbaqrstuvwghxyijzäöüÄÖÜponmlk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85]*2+[.O85]*2+MOD ([.O85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fedcbaqrstu<text:span text:style-name="T7">vwghxyijzäklmnopÜÖÄüö</text:span>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86]*2+[.O86]*2+MOD ([.O86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ÄÖÜponm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87]*2+[.O87]*2+MOD ([.O87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mnopÜÖÄ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88]*2+[.O88]*2+MOD ([.O88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mnÄÖÜpo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89]*2+[.O89]*2+MOD ([.O89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 vwghxyijzäklöümnÄÖopÜ</text:p>
          </table:table-cell>
          <table:table-cell table:number-columns-repeated="3"/>
          <table:table-cell table:style-name="ce9" table:number-columns-repeated="9"/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90]*2+[.O90]*2+MOD ([.O90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jklmnopÜÖÄüöäzy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91]*2+[.O91]*2+MOD ([.O91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äöüÄÖÜponmlkj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92]*2+[.O92]*2+MOD ([.O92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lmnopÜÖÄüöä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93]*2+[.O93]*2+MOD ([.O93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üÄÖÜponml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94]*2+[.O94]*2+MOD ([.O94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nopÜÖÄü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95]*2+[.O95]*2+MOD ([.O95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üÄÖÜpon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96]*2+[.O96]*2+MOD ([.O96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 wxhiyzjkäölmüÄnopÜÖ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97]*2+[.O97]*2+MOD ([.O97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üÄnoÖÜp</text:p>
          </table:table-cell>
          <table:table-cell table:number-columns-repeated="4"/>
          <table:table-cell table:style-name="ce8" table:number-columns-repeated="8"/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98]*2+[.O98]*2+MOD ([.O98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klmnopÜÖÄüöäz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99]*2+[.O99]*2+MOD ([.O99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öüÄÖÜponmlk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00]*2+[.O100]*2+MOD ([.O100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<text:span text:style-name="T7">xyijzäklmnopÜÖÄüö</text:span>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01]*2+[.O101]*2+MOD ([.O101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ÄÖÜponm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02]*2+[.O102]*2+MOD ([.O102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mnopÜÖÄ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03]*2+[.O103]*2+MOD ([.O103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mnÄÖÜpo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104]*2+[.O104]*2+MOD ([.O10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 xyijzäklöümnÄÖopÜ</text:p>
          </table:table-cell>
          <table:table-cell table:number-columns-repeated="5"/>
          <table:table-cell table:style-name="ce9" table:number-columns-repeated="7"/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105]*2+[.O105]*2+MOD ([.O105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lmnopÜÖÄüöä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06]*2+[.O106]*2+MOD ([.O106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üÄÖÜponml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07]*2+[.O107]*2+MOD ([.O107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nopÜÖÄü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08]*2+[.O108]*2+MOD ([.O108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üÄÖÜpon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09]*2+[.O109]*2+MOD ([.O109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üÄnopÜÖ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10]*2+[.O110]*2+MOD ([.O110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 yzjkäölmüÄnoÖÜp</text:p>
          </table:table-cell>
          <table:table-cell table:number-columns-repeated="6"/>
          <table:table-cell table:style-name="ce8" table:number-columns-repeated="6"/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111]*2+[.O111]*2+MOD ([.O111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<text:span text:style-name="T7">zäklmnopÜÖÄüö</text:span>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12]*2+[.O112]*2+MOD ([.O112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ÄÖÜponm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13]*2+[.O113]*2+MOD ([.O113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mnopÜÖÄ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14]*2+[.O114]*2+MOD ([.O114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mnÄÖÜpo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15]*2+[.O115]*2+MOD ([.O115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 zäklöümnÄÖopÜ</text:p>
          </table:table-cell>
          <table:table-cell table:number-columns-repeated="6"/>
          <table:table-cell table:style-name="ce9" table:number-columns-repeated="6"/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16]*2+[.O116]*2+MOD ([.O116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nopÜÖÄü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17]*2+[.O117]*2+MOD ([.O117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üÄÖÜpon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18]*2+[.O118]*2+MOD ([.O118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üÄnopÜÖ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19]*2+[.O119]*2+MOD ([.O119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 äölmüÄnoÖÜp</text:p>
          </table:table-cell>
          <table:table-cell table:number-columns-repeated="7"/>
          <table:table-cell table:style-name="ce8" table:number-columns-repeated="5"/>
          <table:table-cell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20]*2+[.O120]*2+MOD ([.O120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öümnopÜÖÄ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1]*2+[.O121]*2+MOD ([.O121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öümnÄÖÜpo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22]*2+[.O122]*2+MOD ([.O122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 öümnÄÖopÜ</text:p>
          </table:table-cell>
          <table:table-cell table:number-columns-repeated="7"/>
          <table:table-cell table:style-name="ce9" table:number-columns-repeated="5"/>
          <table:table-cell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23]*2+[.O123]*2+MOD ([.O123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mlkjihgfedcbaqrstuvwxyzäöüÄnopÜÖ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4]*2+[.O124]*2+MOD ([.O124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mlkjihgfedcbaqrstuvwxyzäö üÄnoÖÜp</text:p>
          </table:table-cell>
          <table:table-cell table:number-columns-repeated="9"/>
          <table:table-cell table:style-name="ce8" table:number-columns-repeated="3"/>
          <table:table-cell/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25]*2+[.O125]*2+MOD ([.O125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nmlkjihgfedcbaqrstuvwxyzäöü ÄöopÜ</text:p>
          </table:table-cell>
          <table:table-cell table:number-columns-repeated="9"/>
          <table:table-cell table:style-name="ce9" table:number-columns-repeated="3"/>
          <table:table-cell/>
          <table:table-cell office:value-type="float" office:value="13" calcext:value-type="float">
            <text:p>1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6]*2+[.O126]*2+MOD ([.O126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 table:number-rows-repeated="2">
          <table:table-cell table:number-columns-repeated="141"/>
        </table:table-row>
        <table:table-row table:style-name="ro1">
          <table:table-cell office:value-type="string" calcext:value-type="string">
            <text:p>pri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table:number-columns-repeated="8" office:value-type="string" calcext:value-type="string">
            <text:p>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5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od</text:p>
          </table:table-cell>
          <table:table-cell table:number-columns-repeated="6"/>
          <table:table-cell table:formula="of:=MOD([.H131];[.$K$129])" office:value-type="float" office:value="4" calcext:value-type="float">
            <text:p>4</text:p>
          </table:table-cell>
          <table:table-cell table:formula="of:=MOD([.I131];[.$K$129])" office:value-type="float" office:value="5" calcext:value-type="float">
            <text:p>5</text:p>
          </table:table-cell>
          <table:table-cell table:formula="of:=MOD([.J131];[.$K$129])" office:value-type="float" office:value="6" calcext:value-type="float">
            <text:p>6</text:p>
          </table:table-cell>
          <table:table-cell table:formula="of:=MOD([.K131];[.$K$12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4"/>
          <table:table-cell table:formula="of:=MOD([.E133];[.$K$129])" office:value-type="float" office:value="1" calcext:value-type="float">
            <text:p>1</text:p>
          </table:table-cell>
          <table:table-cell table:formula="of:=MOD([.F133];[.$K$129])" office:value-type="float" office:value="2" calcext:value-type="float">
            <text:p>2</text:p>
          </table:table-cell>
          <table:table-cell table:formula="of:=MOD([.G133];[.$K$129])" office:value-type="float" office:value="3" calcext:value-type="float">
            <text:p>3</text:p>
          </table:table-cell>
          <table:table-cell table:formula="of:=MOD([.H133];[.$K$129])" office:value-type="float" office:value="4" calcext:value-type="float">
            <text:p>4</text:p>
          </table:table-cell>
          <table:table-cell table:formula="of:=MOD([.I133];[.$K$129])" office:value-type="float" office:value="5" calcext:value-type="float">
            <text:p>5</text:p>
          </table:table-cell>
          <table:table-cell table:formula="of:=MOD([.J133];[.$K$129])" office:value-type="float" office:value="6" calcext:value-type="float">
            <text:p>6</text:p>
          </table:table-cell>
          <table:table-cell table:formula="of:=MOD([.K133];[.$K$12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1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1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8" office:value-type="string" calcext:value-type="string">
            <text:p>G</text:p>
          </table:table-cell>
          <table:table-cell table:number-columns-repeated="1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5"/>
          <table:table-cell table:style-name="ce2"/>
          <table:table-cell table:number-columns-repeated="10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1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7"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  <table:table-cell table:number-columns-repeated="5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G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121"/>
        </table:table-row>
        <table:table-row table:style-name="ro1">
          <table:table-cell table:number-columns-repeated="1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7"/>
          <table:table-cell table:number-columns-repeated="3" office:value-type="string" calcext:value-type="string">
            <text:p>D</text:p>
          </table:table-cell>
          <table:table-cell table:number-columns-repeated="111"/>
        </table:table-row>
        <table:table-row table:style-name="ro1">
          <table:table-cell/>
          <table:table-cell office:value-type="string" calcext:value-type="string">
            <text:p>s3 i0 </text:p>
          </table:table-cell>
          <table:table-cell table:number-columns-repeated="25"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selbes wie rechts oben, nach rechts gedreht</text:p>
          </table:table-cell>
          <table:table-cell table:number-columns-repeated="10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icht drehbar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D fix</text:p>
          </table:table-cell>
          <table:table-cell table:number-columns-repeated="2"/>
          <table:table-cell table:style-name="ce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style-name="Default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"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U</text:p>
          </table:table-cell>
          <table:table-cell table:number-columns-repeated="106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table:style-name="Default" table:number-columns-repeated="11"/>
          <table:table-cell table:number-columns-repeated="15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string" calcext:value-type="string">
            <text:p>nicht drehbar</text:p>
          </table:table-cell>
          <table:table-cell table:number-columns-repeated="1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style-name="Default"/>
          <table:table-cell table:number-columns-repeated="3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112"/>
        </table:table-row>
        <table:table-row table:style-name="ro1">
          <table:table-cell/>
          <table:table-cell table:style-name="ce12" office:value-type="string" calcext:value-type="string">
            <text:p>→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style-name="Default" table:number-columns-repeated="3"/>
          <table:table-cell table:number-columns-repeated="117"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3" office:value-type="string" calcext:value-type="string">
            <text:p>D</text:p>
          </table:table-cell>
          <table:table-cell table:style-name="Default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11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3" office:value-type="string" calcext:value-type="string">
            <text:p>T</text:p>
          </table:table-cell>
          <table:table-cell table:style-name="Default"/>
          <table:table-cell table:number-columns-repeated="3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111"/>
        </table:table-row>
        <table:table-row table:style-name="ro1">
          <table:table-cell table:number-columns-repeated="11"/>
          <table:table-cell table:style-name="Default"/>
          <table:table-cell table:number-columns-repeated="129"/>
        </table:table-row>
        <table:table-row table:style-name="ro1">
          <table:table-cell/>
          <table:table-cell office:value-type="string" calcext:value-type="string">
            <text:p>←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style-name="Default"/>
          <table:table-cell table:number-columns-repeated="3"/>
          <table:table-cell table:number-columns-repeated="4" office:value-type="string" calcext:value-type="string">
            <text:p>T</text:p>
          </table:table-cell>
          <table:table-cell/>
          <table:table-cell table:number-columns-repeated="4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T</text:p>
          </table:table-cell>
          <table:table-cell table:number-columns-repeated="107"/>
        </table:table-row>
        <table:table-row table:style-name="ro1">
          <table:table-cell table:number-columns-repeated="11"/>
          <table:table-cell table:style-name="Default"/>
          <table:table-cell table:number-columns-repeated="129"/>
        </table:table-row>
        <table:table-row table:style-name="ro1">
          <table:table-cell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style-name="Default"/>
          <table:table-cell table:number-columns-repeated="3"/>
          <table:table-cell table:number-columns-repeated="5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5" table:style-name="Default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3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5" office:value-type="string" calcext:value-type="string">
            <text:p>T</text:p>
          </table:table-cell>
          <table:table-cell/>
          <table:table-cell table:number-columns-repeated="5" office:value-type="string" calcext:value-type="string">
            <text:p>T</text:p>
          </table:table-cell>
          <table:table-cell/>
          <table:table-cell table:style-name="Default" office:value-type="string" calcext:value-type="string">
            <text:p>D</text:p>
          </table:table-cell>
          <table:table-cell table:number-columns-repeated="4" table:style-name="Default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103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32 = 4 * 2 colors * 4 directions</text:p>
          </table:table-cell>
          <table:table-cell table:style-name="Default" table:number-columns-repeated="10"/>
          <table:table-cell table:number-columns-repeated="121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2" table:style-name="Default" office:value-type="string" calcext:value-type="string">
            <text:p>:</text:p>
          </table:table-cell>
          <table:table-cell table:style-name="Default" office:value-type="string" calcext:value-type="string">
            <text:p>X</text:p>
          </table:table-cell>
          <table:table-cell table:number-columns-repeated="5" office:value-type="string" calcext:value-type="string">
            <text:p>:</text:p>
          </table:table-cell>
          <table:table-cell/>
          <table:table-cell table:style-name="ce2"/>
          <table:table-cell table:number-columns-repeated="105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table:style-name="Default" office:value-type="string" calcext:value-type="string">
            <text:p>: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/>
          <table:table-cell table:style-name="ce2"/>
          <table:table-cell table:number-columns-repeated="105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3" table:style-name="Default" office:value-type="string" calcext:value-type="string">
            <text:p>: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:</text:p>
          </table:table-cell>
          <table:table-cell/>
          <table:table-cell table:style-name="Default" office:value-type="string" calcext:value-type="string">
            <text:p>20 * 6 in Mitte verbunden</text:p>
          </table:table-cell>
          <table:table-cell table:number-columns-repeated="105"/>
        </table:table-row>
        <table:table-row table:style-name="ro1">
          <table:table-cell table:number-columns-repeated="8"/>
          <table:table-cell table:style-name="ce2" office:value-type="string" calcext:value-type="string">
            <text:p>di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: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/>
          <table:table-cell table:style-name="ce2"/>
          <table:table-cell table:number-columns-repeated="105"/>
        </table:table-row>
        <table:table-row table:style-name="ro1">
          <table:table-cell table:number-columns-repeated="3"/>
          <table:table-cell table:style-name="ce1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table:style-name="Default" table:number-columns-repeated="18"/>
          <table:table-cell table:number-columns-repeated="2"/>
          <table:table-cell table:number-columns-repeated="3" table:style-name="Default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=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11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style-name="Default" table:number-columns-repeated="18"/>
          <table:table-cell table:number-columns-repeated="2"/>
          <table:table-cell table:style-name="Default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style-name="Default" table:number-columns-repeated="21"/>
          <table:table-cell table:number-columns-repeated="2"/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style-name="ce1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 dirs <text:s text:c="2"/>+</text:p>
          </table:table-cell>
          <table:table-cell table:number-columns-repeated="3"/>
          <table:table-cell table:style-name="ce2" office:value-type="string" calcext:value-type="string">
            <text:p>3 dirs <text:s text:c="2"/>+</text:p>
          </table:table-cell>
          <table:table-cell table:number-columns-repeated="3"/>
          <table:table-cell table:style-name="ce2" office:value-type="string" calcext:value-type="string">
            <text:p>3 dirs <text:s text:c="2"/>+</text:p>
          </table:table-cell>
          <table:table-cell table:number-columns-repeated="3"/>
          <table:table-cell table:style-name="ce2" office:value-type="string" calcext:value-type="string">
            <text:p>2 dirs</text:p>
          </table:table-cell>
          <table:table-cell table:number-columns-repeated="4"/>
          <table:table-cell table:style-name="Default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table:style-name="ce2" office:value-type="string" calcext:value-type="string">
            <text:p>Just 1 color</text:p>
          </table:table-cell>
          <table:table-cell table:number-columns-repeated="16"/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20"/>
          <table:table-cell table:style-name="Default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26"/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4"/>
          <table:table-cell table:number-columns-repeated="8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4"/>
          <table:table-cell table:style-name="ce2" office:value-type="string" calcext:value-type="string">
            <text:p>o 37 <text:s/>x 27</text:p>
          </table:table-cell>
          <table:table-cell table:number-columns-repeated="9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27"/>
          <table:table-cell table:number-columns-repeated="8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table:number-columns-repeated="7" office:value-type="string" calcext:value-type="string">
            <text:p>x</text:p>
          </table:table-cell>
          <table:table-cell table:number-columns-repeated="96"/>
        </table:table-row>
        <table:table-row table:style-name="ro1">
          <table:table-cell table:number-columns-repeated="8"/>
          <table:table-cell table:style-name="ce2" office:value-type="string" calcext:value-type="string">
            <text:p>nach rechts und links gedreht = 12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8"/>
          <table:table-cell table:style-name="ce2" office:value-type="string" calcext:value-type="string">
            <text:p>wo soll der 13. sein?</text:p>
          </table:table-cell>
          <table:table-cell table:number-columns-repeated="7"/>
          <table:table-cell table:style-name="ce2" office:value-type="string" calcext:value-type="string">
            <text:p>1 in Mitte?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"/>
          <table:table-cell table:style-name="ce2" table:number-columns-repeated="24"/>
          <table:table-cell/>
          <table:table-cell office:value-type="string" calcext:value-type="string">
            <text:p>x</text:p>
          </table:table-cell>
          <table:table-cell table:number-columns-repeated="4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"/>
          <table:table-cell table:style-name="ce2" table:number-columns-repeated="24"/>
          <table:table-cell/>
          <table:table-cell table:number-columns-repeated="6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"/>
          <table:table-cell table:style-name="ce2" table:number-columns-repeated="24"/>
          <table:table-cell/>
          <table:table-cell table:number-columns-repeated="7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8"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 table:number-rows-repeated="2">
          <table:table-cell table:number-columns-repeated="2"/>
          <table:table-cell table:style-name="ce2" table:number-columns-repeated="24"/>
          <table:table-cell table:number-columns-repeated="115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2"/>
          <table:table-cell table:number-columns-repeated="115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string" calcext:value-type="string">
            <text:p>1 raus, 3 rein</text:p>
          </table:table-cell>
          <table:table-cell table:style-name="ce2" table:number-columns-repeated="5"/>
          <table:table-cell table:style-name="ce2" office:value-type="string" calcext:value-type="string">
            <text:p>Beide &lt; median → median bleibt selbe Zahl</text:p>
          </table:table-cell>
          <table:table-cell table:style-name="ce2" table:number-columns-repeated="12"/>
          <table:table-cell table:number-columns-repeated="115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5"/>
          <table:table-cell table:number-columns-repeated="112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string" calcext:value-type="string">
            <text:p>1 raus, 4 rein</text:p>
          </table:table-cell>
          <table:table-cell table:style-name="ce2" table:number-columns-repeated="5"/>
          <table:table-cell table:style-name="ce2" office:value-type="string" calcext:value-type="string">
            <text:p>Fst &lt; median, new == (&gt;=) median → median += 1 (nhdf +=1, wenn nicht letzte, sonst nhnr +=1; nhdf = 1)</text:p>
          </table:table-cell>
          <table:table-cell table:style-name="ce2" table:number-columns-repeated="15"/>
          <table:table-cell table:number-columns-repeated="112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5"/>
          <table:table-cell table:number-columns-repeated="112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string" calcext:value-type="string">
            <text:p>4 raus, 5 rein</text:p>
          </table:table-cell>
          <table:table-cell table:style-name="ce2" table:number-columns-repeated="5"/>
          <table:table-cell table:style-name="ce2" office:value-type="string" calcext:value-type="string">
            <text:p>Fst == median, new &gt; median → median += 1</text:p>
          </table:table-cell>
          <table:table-cell table:style-name="ce2" table:number-columns-repeated="15"/>
          <table:table-cell table:number-columns-repeated="112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2"/>
          <table:table-cell table:number-columns-repeated="115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string" calcext:value-type="string">
            <text:p>4 raus, 1 rein</text:p>
          </table:table-cell>
          <table:table-cell table:style-name="ce2" table:number-columns-repeated="5"/>
          <table:table-cell table:style-name="ce2" office:value-type="string" calcext:value-type="string">
            <text:p>Fst &gt;= median, new &lt; median → median -= 1</text:p>
          </table:table-cell>
          <table:table-cell table:style-name="ce2" table:number-columns-repeated="12"/>
          <table:table-cell table:number-columns-repeated="115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2"/>
          <table:table-cell table:number-columns-repeated="115"/>
        </table:table-row>
        <table:table-row table:style-name="ro1">
          <table:table-cell table:number-columns-repeated="7"/>
          <table:table-cell table:style-name="ce2" office:value-type="string" calcext:value-type="string">
            <text:p>5 raus, 4 rein</text:p>
          </table:table-cell>
          <table:table-cell table:number-columns-repeated="5"/>
          <table:table-cell table:style-name="ce2" office:value-type="string" calcext:value-type="string">
            <text:p>Fst &gt; median, new == <text:s/>(&gt;=) median → median bleibt selbe Zahl</text:p>
          </table:table-cell>
          <table:table-cell table:number-columns-repeated="127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27"/>
        </table:table-row>
        <table:table-row table:style-name="ro1">
          <table:table-cell table:number-columns-repeated="7"/>
          <table:table-cell table:style-name="ce2" office:value-type="string" calcext:value-type="string">
            <text:p>4 raus, 2 rein</text:p>
          </table:table-cell>
          <table:table-cell table:number-columns-repeated="5"/>
          <table:table-cell table:style-name="ce2" office:value-type="string" calcext:value-type="string">
            <text:p>Fst == (&gt;=) median, new &lt; median → median -= 1</text:p>
          </table:table-cell>
          <table:table-cell table:number-columns-repeated="127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27"/>
        </table:table-row>
        <table:table-row table:style-name="ro1" table:number-rows-repeated="1048370">
          <table:table-cell table:number-columns-repeated="141"/>
        </table:table-row>
        <table:table-row table:style-name="ro1">
          <table:table-cell table:number-columns-repeated="1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.00.0000</text:date>, <text:time style:data-style-name="N2" text:time-value="22:42:34.871365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9-04-25T17:14:10.836194931</meta:creation-date>
    <dc:date>2019-07-02T00:47:33.475916106</dc:date>
    <dc:creator>Ing. Klotzner</dc:creator>
    <meta:editing-duration>P33DT7H3M24S</meta:editing-duration>
    <meta:editing-cycles>164</meta:editing-cycles>
    <meta:generator>LibreOffice/6.0.7.3$Linux_X86_64 LibreOffice_project/00m0$Build-3</meta:generator>
    <meta:document-statistic meta:table-count="1" meta:cell-count="1657" meta:object-count="58"/>
  </office:meta>
</office:document-meta>
</file>